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lara Weinstoc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Tishri 1, 5654</text:p>
      <text:p text:style-name="P5">Date (derived from Gregorian calendar)<text:tab/>September 11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Jewish Foster Home &amp; Orphan Asylum./</text:p>
      <text:p text:style-name="P3"><text:tab/><text:tab/>5654<text:tab/><text:tab/><text:tab/><text:tab/>[Hebrew]<text:tab/><text:tab/><text:tab/><text:tab/>1893./</text:p>
      <text:p text:style-name="P3">Happy New Year.<text:tab/><text:tab/><text:tab/><text:tab/><text:tab/><text:tab/><text:tab/><text:tab/>Germantown Tishri 1st./</text:p>
      <text:p text:style-name="P3">Dr. Morais,/</text:p>
      <text:p text:style-name="P3"><text:tab/>Dear Friend,/</text:p>
      <text:p text:style-name="P3"><text:tab/><text:tab/>It is a source/ of great joy to us to be per-/mitted to write you a few/ words of congradulation[sic!] for/ the coming year; we pray/ that our Heavenly Father/ will send his choicest bless-/ings to you and all the/ members of your family./</text:p>
      <text:p text:style-name="P3"><text:tab/>We are specially thankful/ to God for having restored/ you to health. <text:s/>We hope you/ will soon come to visit us,/ and now please accept best/ wishes from Mr. and Mrs./ Fleischman Miss Rosenbaum/ and all the members of our/ large household and believe/</text:p>
      <text:p text:style-name="P3"/>
      <text:p text:style-name="P3">[Page 2]</text:p>
      <text:p text:style-name="P3">us to be,/ Your affectionate children,/ Of the Home./ per Clara Weinstoc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3:30:08.42</meta:creation-date>
    <meta:document-statistic meta:table-count="0" meta:image-count="0" meta:object-count="0" meta:page-count="2" meta:paragraph-count="70" meta:word-count="290" meta:character-count="2004"/>
    <dc:date>2011-12-15T13:39:37.48</dc:date>
    <dc:creator>Penn Libraries</dc:creator>
    <meta:editing-duration>PT00H09M29S</meta:editing-duration>
    <meta:editing-cycles>1</meta:editing-cycles>
    <meta:generator>OpenOffice.org/3.2$Win32 OpenOffice.org_project/320m12$Build-9483</meta:generator>
  </office:meta>
</office:document-meta>
</file>